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6d876" officeooo:paragraph-rsid="0016d8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PWM 설정</text:p>
      <text:p text:style-name="P1">(1) epwm driver 설정</text:p>
      <text:p text:style-name="P1">(2) pinmux alternative function 설정 etPWM 핀을 설정한다</text:p>
      <text:p text:style-name="P1">(3) TBCLK sync Enable : pwm은 <text:s/>1A, 1B상의 개별적 동작을 위해 설정</text:p>
      <text:p text:style-name="P1">(4) pwm 주기 설정 : gcm에서 pwm모드의 메인 클럭을 분주시킨다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13:51:58.905864686</meta:creation-date>
    <dc:date>2022-01-22T16:40:17.543152810</dc:date>
    <meta:editing-duration>PT2H38M8S</meta:editing-duration>
    <meta:editing-cycles>1</meta:editing-cycles>
    <meta:document-statistic meta:table-count="0" meta:image-count="0" meta:object-count="0" meta:page-count="1" meta:paragraph-count="5" meta:word-count="66" meta:character-count="167" meta:non-whitespace-character-count="135"/>
    <meta:generator>LibreOffice/6.4.7.2$Linux_X86_64 LibreOffice_project/40$Build-2</meta:generator>
  </office:meta>
</office:document-meta>
</file>